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Lohit Devanagari1" svg:font-family="'Lohit Devanagari'"/>
    <style:font-face style:name="ArialMT" svg:font-family="ArialMT" style:font-family-generic="swiss"/>
    <style:font-face style:name="RMYVAA+Calibri" svg:font-family="RMYVAA+Calibr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200%" fo:text-align="start" style:justify-single-word="false" style:text-autospace="none"/>
      <style:text-properties style:font-name="ARiel" fo:font-size="12pt" style:font-name-asian="RMYVAA+Calibri" style:font-size-asian="12pt" style:font-name-complex="RMYVAA+Calibri" style:font-size-complex="12pt"/>
    </style:style>
    <style:style style:name="P2" style:family="paragraph" style:parent-style-name="Standard">
      <style:paragraph-properties fo:line-height="200%" fo:text-align="start" style:justify-single-word="false" style:text-autospace="none"/>
      <style:text-properties style:font-name="ARiel" fo:font-size="12pt" style:font-name-asian="ArialMT" style:font-size-asian="12pt" style:font-name-complex="ArialMT" style:font-size-complex="12pt"/>
    </style:style>
    <style:style style:name="P3" style:family="paragraph" style:parent-style-name="Standard">
      <style:paragraph-properties fo:line-height="200%" fo:text-align="start" style:justify-single-word="false" style:text-autospace="none"/>
      <style:text-properties style:font-name="ARiel" fo:font-size="12pt" fo:font-weight="normal" style:font-size-asian="12pt" style:font-weight-asian="normal" style:font-size-complex="12pt" style:font-weight-complex="normal"/>
    </style:style>
    <style:style style:name="P4" style:family="paragraph" style:parent-style-name="Standard">
      <style:paragraph-properties fo:line-height="200%" fo:text-align="start" style:justify-single-word="false" style:text-autospace="none"/>
      <style:text-properties style:font-name="ARiel" fo:font-size="12pt" fo:font-weight="normal" style:font-name-asian="RMYVAA+Calibri" style:font-size-asian="12pt" style:font-weight-asian="normal" style:font-name-complex="RMYVAA+Calibri" style:font-size-complex="12pt" style:font-weight-complex="normal"/>
    </style:style>
    <style:style style:name="P5" style:family="paragraph" style:parent-style-name="Standard">
      <style:paragraph-properties fo:line-height="200%" fo:text-align="center" style:justify-single-word="false" style:text-autospace="none" style:writing-mode="lr-tb"/>
      <style:text-properties style:font-name="ARiel" fo:font-size="12pt" style:font-name-asian="RMYVAA+Calibri" style:font-size-asian="12pt" style:font-name-complex="RMYVAA+Calibri" style:font-size-complex="12pt"/>
    </style:style>
    <style:style style:name="P6" style:family="paragraph" style:parent-style-name="Standard">
      <style:paragraph-properties fo:line-height="200%" fo:text-align="end" style:justify-single-word="false" style:writing-mode="lr-tb"/>
      <style:text-properties style:font-name="ARiel" fo:font-size="12pt" style:font-size-asian="12pt" style:font-size-complex="12pt"/>
    </style:style>
    <style:style style:name="T1" style:family="text">
      <style:text-properties style:font-name-asian="ArialMT" style:font-name-complex="ArialM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acques Uber</text:p>
      <text:p text:style-name="P6">BB 331</text:p>
      <text:p text:style-name="P6">12/3/2012</text:p>
      <text:p text:style-name="P6">Final Essay</text:p>
      <text:p text:style-name="P5">Question 2</text:p>
      <text:p text:style-name="P5"/>
      <text:p text:style-name="P1">Question 2: Analyzes the relationship between science, technology, and society using examples discussed in class; perspectives from historical, political, or economic disciplines are encouraged.</text:p>
      <text:p text:style-name="P2"/>
      <text:p text:style-name="P2">Molecular biology is producing some of the most interesting results in modern day science. New advances in our understanding of DNA has brought on new interactions between society, science, and technology. <text:s/></text:p>
      <text:p text:style-name="P1"/>
      <text:p text:style-name="P1">The BRCA1 and BRCA2 tests are a good example of science and our knowledge DNA having a large effect on society. When the BRCA1 and BRCA2 gene mutations were discovered by Myriad in 1994, breast cancer awareness was minimal in the US and predictive tests for breast cancer were almost non-existent. The BRCA1 and BRCA2 tests have provided women with information about their chances of getting breast cancer. In the documentary 'In the Family' a women faces the hard choice of whether or not to remove her breasts and ovaries. By removing her breasts and ovaries, Joanna, the main character in the movie, would most certainly reduce her risk of getting the life threatening disease. She talked to other women who have had their breasts and ovaries removed and discovered <text:soft-page-break/>that life is never the same after you take such extreme actions. New discoveries in cancer research will mean that more people will be diagnosed with serious genetic disorders and will have to face similar tough choices like Joanna did. </text:p>
      <text:p text:style-name="P3"/>
      <text:p text:style-name="P1">To help mitigate the risk of genetic information being used for discriminatory purposes, GINA (Genetic Information Nondiscrimination Act) was passed in 2008 by the US congress to protect an individual's genetic information. GINA was a precaution society took to protect against the negative effects that can manifest when you know so much about your own DNA. 'Genetic Information' includes the results of a person's genetic tests, genetic test results of family members, and any negative medical trend in family health. GINA protects society and individuals by preventing insurance companies from using genetic information to determine insurance premiums or eligibility for coverage, preventing ensurers from requiring a person to take a specific genetic test, stopping employers from making decisions about a person's work status based on genetic information, and prohibits a company from asking for an employee's family member's genetic information. One of the things that GINA doesn't apply to is life or long term disability insurance. This makes sense because most genetic tests can provide a critical insight into the long term health of a individual. GINA is an example of politics protecting society from businesses that use science and technology in a discriminatory manner. GATACA, a movie who's plot revolves around a futuristic society built upon genetic discrimination, showcases the fear that the public has against genetic discrimination. There are a lot of moral issues involved with the advances made in the field of molecular biology and the passing of GINA in a <text:soft-page-break/>political body like the US congress is a good sign that our politicians are starting to think and plan ahead for dealing with these issues. </text:p>
      <text:p text:style-name="P1"/>
      <text:p text:style-name="P1">Another scientific field of molecular biology that is interacting with both society and politics is the study of <text:span text:style-name="T1">nutraceuticals</text:span>. By definition, nutraceuticals are bio-active chemicals that are derived from food but are usually taken at very high dosages. While not a direct product of molecular biology, the effectiveness of nutraceuticals can be evaluated by the same rigorous scientific methods used to test the effectiveness of traditional drugs. The National Center of Complementary and Alternative Medicine (NCCAM) was founded in 1998 to explore the effectiveness of complementary and alternative medicine. <text:s/>The NCCAM studies the effectiveness of things like acupuncture and St. Johns Wort. Up until recently, mainstream science did not want to explore the effectiveness of nutraceuticals and it was congress who had to force science to study this technology. A large portion of Americans take some sort of dietary supplements, so while science might not see studying alternative medicine as important, society will benefit from the study of netracueticals because they are already using them. By creating the NCCAM, Politics provided the funds to study nutraceuticals and forced science to research technology that they wanted researched.</text:p>
      <text:p text:style-name="P4"/>
      <text:p text:style-name="P4">Another, more traditional, way that science has had an effect on society is through new ways to treat cancer. The drug Gleevac, developed by Brian Drucker, is a totally new approach to treating cancer. Gleevac targets a cancer's DNA and suppresses the gene that causes cancer cells to replicate uncontrollably. This <text:soft-page-break/>novel approach was developed by Drucker even though many of Drucker's peers told him a treatment like Gleevac would not work. Traditional cancer treatment is very invasive and usually involves destructive doses of chemotherapy. Gleevac is a targeted approach, only fixing what is broken, and does not have any of the negative side affects that chemotherapy has. Drucker is highly optimistic that other cancers can be targeted and made treatable using the same method Gleevac has used to treat certain types of leukemia. Druker also recommended that we restructure how cancer research is done and invest a lot more money into the research and development of cancer treatments. The technology produced by drug research has always benefited society, but the treatment method Gleevac uses may be the most effective strategy for treating cancer that science has every given society. <text:s/></text:p>
      <text:p text:style-name="P4"/>
      <text:p text:style-name="P4">The technological improvements of diagnostic testing has gotten to the point where ordinary people can cheaply and easily have their DNA tested for possible mutations that could lead to cancer or other diseases. These tests are starting to be more widely accessible by the average person. Using single-nucleotide polymorphisms, or SNPs, a company like decodeme.com can offer consumer testing to evaluate the risk an individual has for developing sicknesses like heart disease, cancer, or diabetes. The future is bright in this field as more people and physicians become willing and educated about services that can cheaply and accurately help asses a person's health. One criticism of this direct-to-consumer testing is that, for the most part, the testing is done by private companies that are not bound by the traditional doctor-patient-confidentiality agreements that usually <text:soft-page-break/>protect an individual's medical information. Also, a consumer who orders the tests without oversight of a trained physician might not be educated enough to make sense of the test results. As technology advances these diagnostic tests will become more accurate and more available to mainstream society. More education of both physicians and consumers is be needed if we as a society are to leverage these tests to their fullest potential.</text:p>
      <text:p text:style-name="P1"/>
      <text:p text:style-name="P1">As we understand more about how DNA works we will learn more about life works. As society becomes more aware and more educated about these scientific advances there will definitely be more interaction between society, technology, and scien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el" svg:font-family="ARiel"/>
    <style:font-face style:name="Lohit Devanagari1" svg:font-family="'Lohit Devanagari'"/>
    <style:font-face style:name="ArialMT" svg:font-family="ArialMT" style:font-family-generic="swiss"/>
    <style:font-face style:name="RMYVAA+Calibri" svg:font-family="RMYVAA+Calibr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Uber</meta:initial-creator>
    <meta:creation-date>2012-11-30T18:01:57</meta:creation-date>
    <dc:date>2012-12-03T12:19:34</dc:date>
    <meta:editing-duration>PT5H39M1S</meta:editing-duration>
    <meta:editing-cycles>8</meta:editing-cycles>
    <meta:generator>LibreOffice/3.5$Linux_X86_64 LibreOffice_project/350m1$Build-2</meta:generator>
    <meta:document-statistic meta:table-count="0" meta:image-count="0" meta:object-count="0" meta:page-count="5" meta:paragraph-count="13" meta:word-count="1120" meta:character-count="7173" meta:non-whitespace-character-count="6059"/>
  </office:meta>
</office:document-meta>
</file>